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row>
      <mi mathvariant="italic">idf</mi>
      <mrow>
        <mrow>
          <mo stretchy="false">(</mo>
          <mrow>
            <mi>t</mi>
            <mi>,</mi>
            <mi>D</mi>
          </mrow>
          <mo stretchy="false">)</mo>
        </mrow>
        <mo stretchy="false">=</mo>
        <mi>log</mi>
      </mrow>
      <mrow>
        <mo stretchy="false">(</mo>
        <mrow>
          <mfrac>
            <mrow>
              <mi>N</mi>
            </mrow>
            <mrow>
              <mfenced open="∣" close="∣">
                <mrow>
                  <mfenced open="{" close="}">
                    <mrow>
                      <mrow>
                        <mi>d</mi>
                        <mo stretchy="false">∈</mo>
                        <mi>D</mi>
                      </mrow>
                      <mi mathvariant="normal">:</mi>
                      <mrow>
                        <mi>t</mi>
                        <mo stretchy="false">∈</mo>
                        <mi>d</mi>
                      </mrow>
                    </mrow>
                  </mfenced>
                </mrow>
              </mfenced>
            </mrow>
          </mfrac>
        </mrow>
        <mo stretchy="false">)</mo>
      </mrow>
    </mrow>
    <annotation encoding="StarMath 5.0">idf(t,D) = log({N} over {left lline left lbrace d in D : t in d right rbrace right rline}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Tas</meta:initial-creator>
    <meta:creation-date>2015-12-09T13:37:01.01</meta:creation-date>
    <meta:generator>OpenOffice/4.0.1$Win32 OpenOffice.org_project/401m5$Build-9714</meta:generator>
  </office:meta>
</office:document-meta>
</file>